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F" svg:font-family="" style:font-family-generic="roman"/>
    <style:font-face style:name="0" svg:font-family="0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Greedy_5f_Search" style:display-name="Greedy_Search" style:family="table">
      <style:table-properties style:width="17cm" table:align="center" style:shadow="none" fo:keep-with-next="always"/>
    </style:style>
    <style:style style:name="Greedy_5f_Search.A" style:display-name="Greedy_Search.A" style:family="table-column">
      <style:table-column-properties style:column-width="4.249cm"/>
    </style:style>
    <style:style style:name="Greedy_5f_Search.B" style:display-name="Greedy_Search.B" style:family="table-column">
      <style:table-column-properties style:column-width="4.251cm"/>
    </style:style>
    <style:style style:name="Greedy_5f_Search.A1" style:display-name="Greedy_Search.A1" style:family="table-cell">
      <style:table-cell-properties fo:padding="0.097cm" fo:border-left="0.05pt solid #000000" fo:border-right="none" fo:border-top="0.05pt solid #000000" fo:border-bottom="0.05pt solid #000000"/>
    </style:style>
    <style:style style:name="Greedy_5f_Search.D1" style:display-name="Greedy_Search.D1" style:family="table-cell">
      <style:table-cell-properties fo:padding="0.097cm" fo:border="0.05pt solid #000000"/>
    </style:style>
    <style:style style:name="Greedy_5f_Search.A2" style:display-name="Greedy_Search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Greedy_5f_Search.B2" style:display-name="Greedy_Search.B2" style:family="table-cell">
      <style:table-cell-properties fo:padding="0.097cm" fo:border-left="0.05pt solid #000000" fo:border-right="none" fo:border-top="none" fo:border-bottom="0.05pt solid #000000"/>
    </style:style>
    <style:style style:name="Greedy_5f_Search.C2" style:display-name="Greedy_Search.C2" style:family="table-cell">
      <style:table-cell-properties fo:padding="0.097cm" fo:border-left="0.05pt solid #000000" fo:border-right="none" fo:border-top="none" fo:border-bottom="0.05pt solid #000000"/>
    </style:style>
    <style:style style:name="Greedy_5f_Search.D2" style:display-name="Greedy_Search.D2" style:family="table-cell">
      <style:table-cell-properties fo:padding="0.097cm" fo:border-left="0.05pt solid #000000" fo:border-right="0.05pt solid #000000" fo:border-top="none" fo:border-bottom="0.05pt solid #000000"/>
    </style:style>
    <style:style style:name="Greedy_5f_Search.B3" style:display-name="Greedy_Search.B3" style:family="table-cell">
      <style:table-cell-properties fo:padding="0.097cm" fo:border-left="0.05pt solid #000000" fo:border-right="none" fo:border-top="none" fo:border-bottom="0.05pt solid #000000"/>
    </style:style>
    <style:style style:name="Greedy_5f_Search.C3" style:display-name="Greedy_Search.C3" style:family="table-cell">
      <style:table-cell-properties fo:padding="0.097cm" fo:border-left="0.05pt solid #000000" fo:border-right="none" fo:border-top="none" fo:border-bottom="0.05pt solid #000000"/>
    </style:style>
    <style:style style:name="Greedy_5f_Search.D3" style:display-name="Greedy_Search.D3" style:family="table-cell">
      <style:table-cell-properties fo:padding="0.097cm" fo:border-left="0.05pt solid #000000" fo:border-right="0.05pt solid #000000" fo:border-top="none" fo:border-bottom="0.05pt solid #000000"/>
    </style:style>
    <style:style style:name="Greedy_5f_Search.B4" style:display-name="Greedy_Search.B4" style:family="table-cell">
      <style:table-cell-properties fo:padding="0.097cm" fo:border-left="0.05pt solid #000000" fo:border-right="none" fo:border-top="none" fo:border-bottom="0.05pt solid #000000"/>
    </style:style>
    <style:style style:name="Greedy_5f_Search.C4" style:display-name="Greedy_Search.C4" style:family="table-cell">
      <style:table-cell-properties fo:padding="0.097cm" fo:border-left="0.05pt solid #000000" fo:border-right="none" fo:border-top="none" fo:border-bottom="0.05pt solid #000000"/>
    </style:style>
    <style:style style:name="Greedy_5f_Search.D4" style:display-name="Greedy_Search.D4" style:family="table-cell">
      <style:table-cell-properties fo:padding="0.097cm" fo:border-left="0.05pt solid #000000" fo:border-right="0.05pt solid #000000" fo:border-top="none" fo:border-bottom="0.05pt solid #000000"/>
    </style:style>
    <style:style style:name="Greedy_5f_Search.B5" style:display-name="Greedy_Search.B5" style:family="table-cell">
      <style:table-cell-properties fo:padding="0.097cm" fo:border-left="0.05pt solid #000000" fo:border-right="none" fo:border-top="none" fo:border-bottom="0.05pt solid #000000"/>
    </style:style>
    <style:style style:name="Greedy_5f_Search.C5" style:display-name="Greedy_Search.C5" style:family="table-cell">
      <style:table-cell-properties fo:padding="0.097cm" fo:border-left="0.05pt solid #000000" fo:border-right="none" fo:border-top="none" fo:border-bottom="0.05pt solid #000000"/>
    </style:style>
    <style:style style:name="Greedy_5f_Search.D5" style:display-name="Greedy_Search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cm" table:align="center" style:shadow="none" fo:keep-with-next="always"/>
    </style:style>
    <style:style style:name="Table1.A" style:family="table-column">
      <style:table-column-properties style:column-width="4.249cm"/>
    </style:style>
    <style:style style:name="Table1.B" style:family="table-column">
      <style:table-column-properties style:column-width="4.251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3" style:family="table-cell">
      <style:table-cell-properties fo:padding="0.097cm" fo:border-left="0.05pt solid #000000" fo:border-right="none" fo:border-top="none" fo:border-bottom="0.05pt solid #000000"/>
    </style:style>
    <style:style style:name="Table1.C3" style:family="table-cell">
      <style:table-cell-properties fo:padding="0.097cm" fo:border-left="0.05pt solid #000000" fo:border-right="none" fo:border-top="none" fo:border-bottom="0.05pt solid #000000"/>
    </style:style>
    <style:style style:name="Table1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4" style:family="table-cell">
      <style:table-cell-properties fo:padding="0.097cm" fo:border-left="0.05pt solid #000000" fo:border-right="none" fo:border-top="none" fo:border-bottom="0.05pt solid #000000"/>
    </style:style>
    <style:style style:name="Table1.C4" style:family="table-cell">
      <style:table-cell-properties fo:padding="0.097cm" fo:border-left="0.05pt solid #000000" fo:border-right="none" fo:border-top="none" fo:border-bottom="0.05pt solid #000000"/>
    </style:style>
    <style:style style:name="Table1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5" style:family="table-cell">
      <style:table-cell-properties fo:padding="0.097cm" fo:border-left="0.05pt solid #000000" fo:border-right="none" fo:border-top="none" fo:border-bottom="0.05pt solid #000000"/>
    </style:style>
    <style:style style:name="Table1.C5" style:family="table-cell">
      <style:table-cell-properties fo:padding="0.097cm" fo:border-left="0.05pt solid #000000" fo:border-right="none" fo:border-top="none" fo:border-bottom="0.05pt solid #000000"/>
    </style:style>
    <style:style style:name="Table1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center" style:shadow="none" fo:keep-with-next="always"/>
    </style:style>
    <style:style style:name="Table2.A" style:family="table-column">
      <style:table-column-properties style:column-width="4.249cm"/>
    </style:style>
    <style:style style:name="Table2.B" style:family="table-column">
      <style:table-column-properties style:column-width="4.251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D1" style:family="table-cell">
      <style:table-cell-properties fo:padding="0.097cm" fo:border="0.05pt solid #000000"/>
    </style:style>
    <style:style style:name="Table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B3" style:family="table-cell">
      <style:table-cell-properties fo:padding="0.097cm" fo:border-left="0.05pt solid #000000" fo:border-right="none" fo:border-top="none" fo:border-bottom="0.05pt solid #000000"/>
    </style:style>
    <style:style style:name="Table2.C3" style:family="table-cell">
      <style:table-cell-properties fo:padding="0.097cm" fo:border-left="0.05pt solid #000000" fo:border-right="none" fo:border-top="none" fo:border-bottom="0.05pt solid #000000"/>
    </style:style>
    <style:style style:name="Table2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B4" style:family="table-cell">
      <style:table-cell-properties fo:padding="0.097cm" fo:border-left="0.05pt solid #000000" fo:border-right="none" fo:border-top="none" fo:border-bottom="0.05pt solid #000000"/>
    </style:style>
    <style:style style:name="Table2.C4" style:family="table-cell">
      <style:table-cell-properties fo:padding="0.097cm" fo:border-left="0.05pt solid #000000" fo:border-right="none" fo:border-top="none" fo:border-bottom="0.05pt solid #000000"/>
    </style:style>
    <style:style style:name="Table2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B5" style:family="table-cell">
      <style:table-cell-properties fo:padding="0.097cm" fo:border-left="0.05pt solid #000000" fo:border-right="none" fo:border-top="none" fo:border-bottom="0.05pt solid #000000"/>
    </style:style>
    <style:style style:name="Table2.C5" style:family="table-cell">
      <style:table-cell-properties fo:padding="0.097cm" fo:border-left="0.05pt solid #000000" fo:border-right="none" fo:border-top="none" fo:border-bottom="0.05pt solid #000000"/>
    </style:style>
    <style:style style:name="Table2.D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start" style:justify-single-word="false"/>
      <style:text-properties fo:font-size="12pt" officeooo:rsid="001ed0ee" officeooo:paragraph-rsid="001ed0ee" style:font-size-asian="12pt" style:font-size-complex="12pt"/>
    </style:style>
    <style:style style:name="P2" style:family="paragraph" style:parent-style-name="Table_20_Contents">
      <style:paragraph-properties fo:text-align="center" style:justify-single-word="false"/>
      <style:text-properties fo:font-size="12pt" officeooo:rsid="001ed0ee" officeooo:paragraph-rsid="001ed0ee" style:font-size-asian="12pt" style:font-size-complex="12pt"/>
    </style:style>
    <style:style style:name="P3" style:family="paragraph" style:parent-style-name="Table_20_Contents">
      <style:paragraph-properties fo:text-align="center" style:justify-single-word="false"/>
      <style:text-properties fo:font-size="12pt" officeooo:rsid="001ed0ee" officeooo:paragraph-rsid="002241b2" style:font-size-asian="12pt" style:font-size-complex="12pt"/>
    </style:style>
    <style:style style:name="P4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5" style:family="paragraph" style:parent-style-name="Table_20_Contents">
      <style:paragraph-properties fo:text-align="center" style:justify-single-word="false"/>
      <style:text-properties fo:font-size="12pt" officeooo:paragraph-rsid="001ed0ee" style:font-size-asian="12pt" style:font-size-complex="12pt"/>
    </style:style>
    <style:style style:name="P6" style:family="paragraph" style:parent-style-name="Table_20_Contents">
      <style:paragraph-properties fo:text-align="center" style:justify-single-word="false"/>
      <style:text-properties fo:font-size="12pt" officeooo:rsid="00209655" officeooo:paragraph-rsid="00209655" style:font-size-asian="12pt" style:font-size-complex="12pt"/>
    </style:style>
    <style:style style:name="P7" style:family="paragraph" style:parent-style-name="Table_20_Contents">
      <style:paragraph-properties fo:text-align="center" style:justify-single-word="false"/>
      <style:text-properties fo:font-size="12pt" officeooo:rsid="00217542" officeooo:paragraph-rsid="00217542" style:font-size-asian="12pt" style:font-size-complex="12pt"/>
    </style:style>
    <style:style style:name="P8" style:family="paragraph" style:parent-style-name="Table_20_Contents">
      <style:paragraph-properties fo:text-align="center" style:justify-single-word="false"/>
      <style:text-properties fo:font-size="12pt" officeooo:rsid="002241b2" officeooo:paragraph-rsid="002241b2" style:font-size-asian="12pt" style:font-size-complex="12pt"/>
    </style:style>
    <style:style style:name="P9" style:family="paragraph" style:parent-style-name="Standard">
      <style:paragraph-properties fo:text-align="center" style:justify-single-word="false"/>
      <style:text-properties fo:font-size="24pt" officeooo:rsid="001b6494" officeooo:paragraph-rsid="001b6494" style:font-size-asian="24pt" style:font-size-complex="24pt"/>
    </style:style>
    <style:style style:name="P10" style:family="paragraph" style:parent-style-name="Standard">
      <style:paragraph-properties fo:text-align="center" style:justify-single-word="false"/>
      <style:text-properties fo:font-size="24pt" fo:font-weight="bold" officeooo:rsid="001b6494" officeooo:paragraph-rsid="001b6494" style:font-size-asian="24pt" style:font-weight-asian="bold" style:font-size-complex="24pt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ize="24pt" style:text-underline-style="solid" style:text-underline-width="auto" style:text-underline-color="font-color" officeooo:rsid="001b6494" officeooo:paragraph-rsid="001b6494" fo:background-color="#f8aa97" style:font-size-asian="24pt" style:font-size-complex="24pt"/>
    </style:style>
    <style:style style:name="P12" style:family="paragraph" style:parent-style-name="Standard">
      <style:paragraph-properties fo:text-align="center" style:justify-single-word="false"/>
      <style:text-properties fo:font-size="24pt" style:text-underline-style="solid" style:text-underline-width="auto" style:text-underline-color="font-color" fo:font-weight="normal" officeooo:rsid="0022c4fc" officeooo:paragraph-rsid="0022c4fc" fo:background-color="#f8aa97" style:font-size-asian="24pt" style:font-weight-asian="normal" style:font-size-complex="24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officeooo:rsid="001b6494" officeooo:paragraph-rsid="001b6494" style:font-size-asian="12pt" style:font-size-complex="12pt"/>
    </style:style>
    <style:style style:name="P14" style:family="paragraph" style:parent-style-name="Standard" style:list-style-name="L1">
      <style:paragraph-properties fo:text-align="start" style:justify-single-word="false"/>
      <style:text-properties officeooo:paragraph-rsid="001b6494"/>
    </style:style>
    <style:style style:name="P15" style:family="paragraph" style:parent-style-name="Standard" style:list-style-name="L1">
      <style:paragraph-properties fo:text-align="start" style:justify-single-word="false"/>
      <style:text-properties officeooo:paragraph-rsid="001cd996"/>
    </style:style>
    <style:style style:name="P16" style:family="paragraph" style:parent-style-name="Standard" style:list-style-name="L2">
      <style:paragraph-properties fo:text-align="start" style:justify-single-word="false"/>
      <style:text-properties officeooo:paragraph-rsid="0023d109"/>
    </style:style>
    <style:style style:name="P17" style:family="paragraph" style:parent-style-name="Standard">
      <style:paragraph-properties fo:text-align="start" style:justify-single-word="false"/>
      <style:text-properties officeooo:paragraph-rsid="002596db"/>
    </style:style>
    <style:style style:name="P18" style:family="paragraph" style:parent-style-name="Standard">
      <style:paragraph-properties fo:text-align="start" style:justify-single-word="false"/>
      <style:text-properties officeooo:paragraph-rsid="0023d109"/>
    </style:style>
    <style:style style:name="P19" style:family="paragraph" style:parent-style-name="Standard">
      <style:paragraph-properties fo:text-align="start" style:justify-single-word="false"/>
      <style:text-properties officeooo:paragraph-rsid="002a2456"/>
    </style:style>
    <style:style style:name="P20" style:family="paragraph" style:parent-style-name="Standard">
      <style:paragraph-properties fo:text-align="center" style:justify-single-word="false"/>
      <style:text-properties fo:font-weight="normal" officeooo:paragraph-rsid="00364b8e" style:font-weight-asian="normal" style:font-weight-complex="normal"/>
    </style:style>
    <style:style style:name="P21" style:family="paragraph" style:parent-style-name="Table">
      <style:paragraph-properties fo:text-align="center" style:justify-single-word="false"/>
      <style:text-properties fo:font-size="12pt" officeooo:rsid="001b6494" officeooo:paragraph-rsid="001ed0ee" style:font-size-asian="12pt" style:font-size-complex="12pt"/>
    </style:style>
    <style:style style:name="P22" style:family="paragraph" style:parent-style-name="Table">
      <style:paragraph-properties fo:text-align="start" style:justify-single-word="false"/>
      <style:text-properties fo:font-size="12pt" officeooo:rsid="001ed0ee" officeooo:paragraph-rsid="001ed0ee" style:font-size-asian="12pt" style:font-size-complex="12pt"/>
    </style:style>
    <style:style style:name="P23" style:family="paragraph" style:parent-style-name="Table">
      <style:paragraph-properties fo:text-align="center" style:justify-single-word="false"/>
      <style:text-properties officeooo:rsid="001b6494" officeooo:paragraph-rsid="001ed0ee"/>
    </style:style>
    <style:style style:name="P24" style:family="paragraph">
      <style:text-properties style:font-name="F" fo:font-size="12pt"/>
    </style:style>
    <style:style style:name="P25" style:family="paragraph">
      <loext:graphic-properties draw:fill="none" draw:fill-color="#ffffff"/>
      <style:text-properties style:font-name="F" fo:font-size="12pt"/>
    </style:style>
    <style:style style:name="T1" style:family="text">
      <style:text-properties fo:font-size="12pt" style:text-underline-style="solid" style:text-underline-width="auto" style:text-underline-color="font-color" fo:font-weight="bold" officeooo:rsid="0022c4fc" fo:background-color="#f8aa97" loext:char-shading-value="0" style:font-size-asian="10.5pt" style:font-weight-asian="bold" style:font-size-complex="12pt" style:font-weight-complex="bold"/>
    </style:style>
    <style:style style:name="T2" style:family="text">
      <style:text-properties fo:font-size="14pt" fo:font-weight="bold" style:font-size-asian="12.25pt" style:font-weight-asian="bold" style:font-size-complex="14pt" style:font-weight-complex="bold"/>
    </style:style>
    <style:style style:name="T3" style:family="text">
      <style:text-properties fo:font-size="14pt" fo:font-weight="bold" officeooo:rsid="001ed0ee" style:font-size-asian="12.25pt" style:font-weight-asian="bold" style:font-size-complex="14pt" style:font-weight-complex="bold"/>
    </style:style>
    <style:style style:name="T4" style:family="text">
      <style:text-properties fo:font-size="14pt" fo:font-weight="bold" officeooo:rsid="00209655" style:font-size-asian="12.25pt" style:font-weight-asian="bold" style:font-size-complex="14pt" style:font-weight-complex="bold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4pt" officeooo:rsid="002596db" style:font-size-asian="14pt" style:font-size-complex="14pt"/>
    </style:style>
    <style:style style:name="T7" style:family="text">
      <style:text-properties fo:font-size="14pt" style:text-underline-style="none" fo:font-weight="normal" officeooo:rsid="0023d109" fo:background-color="transparent" loext:char-shading-value="0" style:font-size-asian="14pt" style:font-weight-asian="normal" style:font-size-complex="14pt" style:font-weight-complex="normal"/>
    </style:style>
    <style:style style:name="T8" style:family="text">
      <style:text-properties fo:font-size="14pt" style:text-underline-style="none" fo:font-weight="normal" officeooo:rsid="0022cb3c" fo:background-color="transparent" loext:char-shading-value="0" style:font-size-asian="14pt" style:font-weight-asian="normal" style:font-size-complex="14pt" style:font-weight-complex="normal"/>
    </style:style>
    <style:style style:name="T9" style:family="text">
      <style:text-properties fo:font-size="14pt" style:text-underline-style="none" fo:font-weight="normal" officeooo:rsid="002596db" fo:background-color="transparent" loext:char-shading-value="0" style:font-size-asian="14pt" style:font-weight-asian="normal" style:font-size-complex="14pt" style:font-weight-complex="normal"/>
    </style:style>
    <style:style style:name="T10" style:family="text">
      <style:text-properties fo:font-size="14pt" style:text-underline-style="none" fo:font-weight="normal" officeooo:rsid="0028de6e" fo:background-color="transparent" loext:char-shading-value="0" style:font-size-asian="14pt" style:font-weight-asian="normal" style:font-size-complex="14pt" style:font-weight-complex="normal"/>
    </style:style>
    <style:style style:name="T11" style:family="text">
      <style:text-properties fo:font-size="14pt" style:text-underline-style="none" fo:font-weight="normal" officeooo:rsid="002a2456" fo:background-color="transparent" loext:char-shading-value="0" style:font-size-asian="14pt" style:font-weight-asian="normal" style:font-size-complex="14pt" style:font-weight-complex="normal"/>
    </style:style>
    <style:style style:name="T12" style:family="text">
      <style:text-properties fo:font-size="14pt" style:text-underline-style="none" fo:font-weight="normal" officeooo:rsid="002bb58a" fo:background-color="transparent" loext:char-shading-value="0" style:font-size-asian="14pt" style:font-weight-asian="normal" style:font-size-complex="14pt" style:font-weight-complex="normal"/>
    </style:style>
    <style:style style:name="T13" style:family="text">
      <style:text-properties fo:font-size="14pt" style:text-underline-style="none" fo:font-weight="normal" officeooo:rsid="002ed1dd" fo:background-color="transparent" loext:char-shading-value="0" style:font-size-asian="14pt" style:font-weight-asian="normal" style:font-size-complex="14pt" style:font-weight-complex="normal"/>
    </style:style>
    <style:style style:name="T14" style:family="text">
      <style:text-properties fo:font-size="14pt" style:text-underline-style="none" fo:font-weight="normal" officeooo:rsid="00322c39" fo:background-color="transparent" loext:char-shading-value="0" style:font-size-asian="14pt" style:font-weight-asian="normal" style:font-size-complex="14pt" style:font-weight-complex="normal"/>
    </style:style>
    <style:style style:name="T15" style:family="text">
      <style:text-properties fo:font-size="14pt" style:text-underline-style="none" fo:font-weight="normal" officeooo:rsid="00340a3c" fo:background-color="transparent" loext:char-shading-value="0" style:font-size-asian="14pt" style:font-weight-asian="normal" style:font-size-complex="14pt" style:font-weight-complex="normal"/>
    </style:style>
    <style:style style:name="T16" style:family="text">
      <style:text-properties fo:font-size="14pt" style:text-underline-style="none" fo:font-weight="normal" officeooo:rsid="003603f3" fo:background-color="transparent" loext:char-shading-value="0" style:font-size-asian="14pt" style:font-weight-asian="normal" style:font-size-complex="14pt" style:font-weight-complex="normal"/>
    </style:style>
    <style:style style:name="T17" style:family="text">
      <style:text-properties fo:font-size="14pt" style:text-underline-style="none" fo:font-weight="normal" officeooo:rsid="00364b8e" fo:background-color="transparent" loext:char-shading-value="0" style:font-size-asian="14pt" style:font-weight-asian="normal" style:font-size-complex="14pt" style:font-weight-complex="normal"/>
    </style:style>
    <style:style style:name="T18" style:family="text">
      <style:text-properties officeooo:rsid="002241b2"/>
    </style:style>
    <style:style style:name="T19" style:family="text">
      <style:text-properties fo:font-size="16pt" fo:font-weight="bold" officeooo:rsid="001bdaf6" style:font-size-asian="16pt" style:font-weight-asian="bold" style:font-size-complex="16pt" style:font-weight-complex="bold"/>
    </style:style>
    <style:style style:name="T20" style:family="text">
      <style:text-properties fo:font-size="16pt" fo:font-weight="bold" officeooo:rsid="001b6494" style:font-size-asian="16pt" style:font-weight-asian="bold" style:font-size-complex="16pt" style:font-weight-complex="bold"/>
    </style:style>
    <style:style style:name="T21" style:family="text">
      <style:text-properties fo:font-size="16pt" fo:font-weight="bold" officeooo:rsid="001cd996" style:font-size-asian="16pt" style:font-weight-asian="bold" style:font-size-complex="16pt" style:font-weight-complex="bold"/>
    </style:style>
    <style:style style:name="T22" style:family="text">
      <style:text-properties officeooo:rsid="0022cb3c"/>
    </style:style>
    <style:style style:name="T23" style:family="text">
      <style:text-properties fo:background-color="#fff200" loext:char-shading-value="0"/>
    </style:style>
    <style:style style:name="T24" style:family="text">
      <style:text-properties officeooo:rsid="00270168" fo:background-color="#fff200" loext:char-shading-value="0"/>
    </style:style>
    <style:style style:name="T25" style:family="text">
      <style:text-properties style:font-name="0" fo:font-size="12pt" fo:font-style="normal" fo:font-weight="normal" style:font-size-asian="12pt" style:font-style-asian="normal" style:font-weight-asian="normal"/>
    </style:style>
    <style:style style:name="T26" style:family="text">
      <style:text-properties style:font-name="0" fo:font-size="12pt" fo:font-style="normal" fo:font-weight="normal" officeooo:rsid="001b6494" style:font-size-asian="12pt" style:font-style-asian="normal" style:font-weight-asian="normal" style:font-size-complex="24pt" style:font-weight-complex="bold"/>
    </style:style>
    <style:style style:name="T27" style:family="text">
      <style:text-properties style:font-name="0" fo:font-size="12pt" fo:font-style="normal" style:font-size-asian="12pt" style:font-style-asian="normal"/>
    </style:style>
    <style:style style:name="T28" style:family="text">
      <style:text-properties style:font-name="0" fo:font-size="12pt" fo:font-style="normal" officeooo:rsid="001b6494" style:font-size-asian="12pt" style:font-style-asian="normal" style:font-size-complex="24pt"/>
    </style:style>
    <style:style style:name="T29" style:family="text">
      <style:text-properties style:font-name="0" fo:font-size="12pt" fo:font-style="normal" officeooo:rsid="00364b8e" style:font-size-asian="12pt" style:font-style-asian="normal" style:font-size-complex="24pt"/>
    </style:style>
    <style:style style:name="T30" style:family="text">
      <style:text-properties style:font-name="0" fo:font-size="12pt" style:font-size-asian="12pt"/>
    </style:style>
    <style:style style:name="T31" style:family="text">
      <style:text-properties style:font-name="0" fo:font-size="12pt" officeooo:rsid="001b6494" style:font-size-asian="12pt" style:font-size-complex="24pt"/>
    </style:style>
    <style:style style:name="T32" style:family="text">
      <style:text-properties style:font-name="0" fo:font-size="12pt" officeooo:rsid="00364b8e" style:font-size-asian="12pt" style:font-size-complex="24pt"/>
    </style:style>
    <style:style style:name="T33" style:family="text">
      <style:text-properties style:font-name="0" fo:font-size="12pt" fo:font-weight="bold" officeooo:rsid="001b6494" style:font-size-asian="12pt" style:font-weight-asian="bold" style:font-size-complex="24pt" style:font-weight-complex="bold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style:font-name="F" fo:font-size="12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fo:min-height="2.725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<text:span text:style-name="T28">António Vieira 86387 </text:span><text:span text:style-name="T29">|</text:span><text:span text:style-name="T28"> Grupo 071</text:span><text:span text:style-name="T31"> </text:span><text:span text:style-name="T32">|</text:span><text:span text:style-name="T31"> </text:span><text:span text:style-name="T28">Pedro Campos 86494</text:span></text:p>
      <text:p text:style-name="P20"><text:span text:style-name="T28"/></text:p>
      <text:p text:style-name="P10">[IA]</text:p>
      <text:p text:style-name="P9"><text:span text:style-name="T23">1º Relatóri</text:span><text:span text:style-name="T24">o</text:span></text:p>
      <text:p text:style-name="P11">Resultados</text:p>
      <text:p text:style-name="P9"/>
      <text:list xml:id="list3655051093" text:style-name="L1">
        <text:list-item>
          <text:p text:style-name="P14"><text:span text:style-name="T19">Tabuleiros</text:span><text:span text:style-name="T20">:</text:span></text:p>
        </text:list-item>
      </text:list>
      <text:p text:style-name="P13"><draw:frame text:anchor-type="paragraph" draw:z-index="0" draw:name="Shape1" draw:style-name="gr1" draw:text-style-name="P25" svg:width="6.218cm" svg:height="2.726cm" svg:x="1.489cm" svg:y="0.205cm"><draw:text-box><text:p text:style-name="P24"><text:span text:style-name="T34">A →</text:span> <text:s/>[["_","O","O","O","_"],<text:tab/>["O","_","O","_","O"],</text:p><text:p text:style-name="P24"><text:tab/>["_","O","_","O","_" ],</text:p><text:p text:style-name="P24"><text:tab/>["O","_","O","_","_" ],</text:p><text:p text:style-name="P24"><text:tab/>["_","O","_","_","_" ]] </text:p></draw:text-box></draw:frame><draw:frame text:anchor-type="paragraph" draw:z-index="2" draw:name="Shape1" draw:style-name="gr1" draw:text-style-name="P25" svg:width="5.689cm" svg:height="2.726cm" svg:x="9.611cm" svg:y="0.212cm"><draw:text-box><text:p text:style-name="P24"><text:span text:style-name="T34">B →</text:span> <text:s/>[["O","O","O", "X"],</text:p><text:p text:style-name="P24"><text:tab/>["O","O","O", "O"],</text:p><text:p text:style-name="P24"><text:tab/>["O","_", "O", "O"],</text:p><text:p text:style-name="P24"><text:span text:style-name="T35"><text:tab/></text:span><text:span text:style-name="T35">["O","O","O","O"]]</text:span> </text:p></draw:text-box></draw:frame></text:p>
      <text:p text:style-name="P13"/>
      <text:p text:style-name="P13"/>
      <text:p text:style-name="P13"/>
      <text:p text:style-name="P13"/>
      <text:p text:style-name="P13"/>
      <text:p text:style-name="P13"><draw:frame text:anchor-type="paragraph" draw:z-index="1" draw:name="Shape1" draw:style-name="gr1" draw:text-style-name="P25" svg:width="6.668cm" svg:height="2.726cm" svg:x="1.489cm" svg:y="0.393cm"><draw:text-box><text:p text:style-name="P24"><text:span text:style-name="T34">C →</text:span> <text:span text:style-name="T35">[["O","O", "O","X", </text:span><text:span text:style-name="T35">"X" ],</text:span><text:span text:style-name="T35"><text:tab/></text:span><text:span text:style-name="T35"><text:tab/></text:span><text:span text:style-name="T35">["O","O","O","O", "O"],</text:span><text:span text:style-name="T35"><text:tab/></text:span><text:span text:style-name="T35"><text:tab/></text:span><text:span text:style-name="T35">["O","_","O", "_" , </text:span><text:span text:style-name="T35">"O"],</text:span><text:span text:style-name="T35"><text:tab/></text:span><text:span text:style-name="T35"><text:tab/></text:span><text:span text:style-name="T35">["O","O","O","O","O"]]</text:span> </text:p></draw:text-box></draw:frame><draw:frame text:anchor-type="paragraph" draw:z-index="3" draw:name="Shape1" draw:style-name="gr1" draw:text-style-name="P25" svg:width="8.071cm" svg:height="2.726cm" svg:x="8.818cm" svg:y="0.413cm"><draw:text-box><text:p text:style-name="P24"><text:span text:style-name="T34">D →</text:span> <text:span text:style-name="T35">[["O","O","O","X", "X", </text:span><text:span text:style-name="T35">"X" ],</text:span><text:span text:style-name="T35"><text:tab/></text:span><text:span text:style-name="T35"><text:tab/></text:span><text:span text:style-name="T35">["O","_","O","O", "O", "O"],</text:span><text:span text:style-name="T35"><text:tab/></text:span><text:span text:style-name="T35"><text:tab/></text:span><text:span text:style-name="T35">["O","O","O","O","O", "O"],</text:span><text:span text:style-name="T35"><text:tab/></text:span><text:span text:style-name="T35"><text:tab/></text:span><text:span text:style-name="T35">["O","O","O","O","O","O"]]</text:span> </text:p></draw:text-box></draw:frame></text:p>
      <text:p text:style-name="P13"/>
      <text:p text:style-name="P13"/>
      <text:p text:style-name="P13"/>
      <text:p text:style-name="P13"/>
      <text:list xml:id="list170320052174507" text:continue-numbering="true" text:style-name="L1">
        <text:list-item>
          <text:p text:style-name="P15"><text:span text:style-name="T19">Tab</text:span><text:span text:style-name="T21">ela</text:span><text:span text:style-name="T19">s</text:span><text:span text:style-name="T20">:</text:span></text:p>
        </text:list-item>
      </text:list>
      <text:p text:style-name="P21"><text:span text:style-name="T4">Depth First</text:span><text:span text:style-name="T3"> Search</text:span></text:p>
      <table:table table:name="Greedy_Search" table:style-name="Greedy_5f_Search">
        <table:table-column table:style-name="Greedy_5f_Search.A"/>
        <table:table-column table:style-name="Greedy_5f_Search.B"/>
        <table:table-column table:style-name="Greedy_5f_Search.A"/>
        <table:table-column table:style-name="Greedy_5f_Search.B"/>
        <table:table-row>
          <table:table-cell table:style-name="Greedy_5f_Search.A1" office:value-type="string">
            <text:p text:style-name="P1">Tabuleiros \ Parâmetros</text:p>
          </table:table-cell>
          <table:table-cell table:style-name="Greedy_5f_Search.A1" office:value-type="string">
            <text:p text:style-name="P2">Nós gerados</text:p>
          </table:table-cell>
          <table:table-cell table:style-name="Greedy_5f_Search.A1" office:value-type="string">
            <text:p text:style-name="P2">Nós expandidos</text:p>
          </table:table-cell>
          <table:table-cell table:style-name="Greedy_5f_Search.D1" office:value-type="string">
            <text:p text:style-name="P2">Tempo de execução <text:span text:style-name="T18">(s)</text:span></text:p>
          </table:table-cell>
        </table:table-row>
        <table:table-row>
          <table:table-cell table:style-name="Greedy_5f_Search.A2" office:value-type="string">
            <text:p text:style-name="P2">A</text:p>
          </table:table-cell>
          <table:table-cell table:style-name="Greedy_5f_Search.B2" office:value-type="string">
            <text:p text:style-name="P6">21</text:p>
          </table:table-cell>
          <table:table-cell table:style-name="Greedy_5f_Search.C4" office:value-type="string">
            <text:p text:style-name="P6">13</text:p>
          </table:table-cell>
          <table:table-cell table:style-name="Greedy_5f_Search.D2" office:value-type="string">
            <text:p text:style-name="P4">0.003</text:p>
          </table:table-cell>
        </table:table-row>
        <table:table-row>
          <table:table-cell table:style-name="Greedy_5f_Search.A2" office:value-type="string">
            <text:p text:style-name="P2">B</text:p>
          </table:table-cell>
          <table:table-cell table:style-name="Greedy_5f_Search.B3" office:value-type="string">
            <text:p text:style-name="P6">6002</text:p>
          </table:table-cell>
          <table:table-cell table:style-name="Greedy_5f_Search.C4" office:value-type="string">
            <text:p text:style-name="P6">5984</text:p>
          </table:table-cell>
          <table:table-cell table:style-name="Greedy_5f_Search.D3" office:value-type="string">
            <text:p text:style-name="P4">0.759</text:p>
          </table:table-cell>
        </table:table-row>
        <table:table-row>
          <table:table-cell table:style-name="Greedy_5f_Search.A2" office:value-type="string">
            <text:p text:style-name="P2">C</text:p>
          </table:table-cell>
          <table:table-cell table:style-name="Greedy_5f_Search.B4" office:value-type="string">
            <text:p text:style-name="P6">80524</text:p>
          </table:table-cell>
          <table:table-cell table:style-name="Greedy_5f_Search.C4" office:value-type="string">
            <text:p text:style-name="P6">80497</text:p>
          </table:table-cell>
          <table:table-cell table:style-name="Greedy_5f_Search.D4" office:value-type="string">
            <text:p text:style-name="P8">12.121</text:p>
          </table:table-cell>
        </table:table-row>
        <table:table-row>
          <table:table-cell table:style-name="Greedy_5f_Search.A2" office:value-type="string">
            <text:p text:style-name="P2">D</text:p>
          </table:table-cell>
          <table:table-cell table:style-name="Greedy_5f_Search.B5" office:value-type="string">
            <text:p text:style-name="P6">91</text:p>
          </table:table-cell>
          <table:table-cell table:style-name="Greedy_5f_Search.C5" office:value-type="string">
            <text:p text:style-name="P6">26</text:p>
          </table:table-cell>
          <table:table-cell table:style-name="Greedy_5f_Search.D5" office:value-type="string">
            <text:p text:style-name="P4">0.011</text:p>
          </table:table-cell>
        </table:table-row>
      </table:table>
      <text:p text:style-name="P23"><text:span text:style-name="T3">Greedy Search</text:span></text:p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B"/>
        <table:table-row>
          <table:table-cell table:style-name="Table1.A1" office:value-type="string">
            <text:p text:style-name="P1">Tabuleiros \ Parâmetros</text:p>
          </table:table-cell>
          <table:table-cell table:style-name="Table1.A1" office:value-type="string">
            <text:p text:style-name="P2">Nós gerados</text:p>
          </table:table-cell>
          <table:table-cell table:style-name="Table1.A1" office:value-type="string">
            <text:p text:style-name="P2">Nós expandidos</text:p>
          </table:table-cell>
          <table:table-cell table:style-name="Table1.D1" office:value-type="string">
            <text:p text:style-name="P3">Tempo de execução <text:span text:style-name="T18">(s)</text:span></text:p>
          </table:table-cell>
        </table:table-row>
        <table:table-row>
          <table:table-cell table:style-name="Table1.A2" office:value-type="string">
            <text:p text:style-name="P2">A</text:p>
          </table:table-cell>
          <table:table-cell table:style-name="Table1.B2" office:value-type="string">
            <text:p text:style-name="P6">19</text:p>
          </table:table-cell>
          <table:table-cell table:style-name="Table1.C4" office:value-type="string">
            <text:p text:style-name="P6">12</text:p>
          </table:table-cell>
          <table:table-cell table:style-name="Table1.D2" office:value-type="string">
            <text:p text:style-name="P5">0.005</text:p>
          </table:table-cell>
        </table:table-row>
        <table:table-row>
          <table:table-cell table:style-name="Table1.A2" office:value-type="string">
            <text:p text:style-name="P2">B</text:p>
          </table:table-cell>
          <table:table-cell table:style-name="Table1.B3" office:value-type="string">
            <text:p text:style-name="P6">64</text:p>
          </table:table-cell>
          <table:table-cell table:style-name="Table1.C4" office:value-type="string">
            <text:p text:style-name="P6">25</text:p>
          </table:table-cell>
          <table:table-cell table:style-name="Table1.D3" office:value-type="string">
            <text:p text:style-name="P5">0.012</text:p>
          </table:table-cell>
        </table:table-row>
        <table:table-row>
          <table:table-cell table:style-name="Table1.A2" office:value-type="string">
            <text:p text:style-name="P2">C</text:p>
          </table:table-cell>
          <table:table-cell table:style-name="Table1.B4" office:value-type="string">
            <text:p text:style-name="P6">7589</text:p>
          </table:table-cell>
          <table:table-cell table:style-name="Table1.C4" office:value-type="string">
            <text:p text:style-name="P6">7557</text:p>
          </table:table-cell>
          <table:table-cell table:style-name="Table1.D4" office:value-type="string">
            <text:p text:style-name="P5">1.920</text:p>
          </table:table-cell>
        </table:table-row>
        <table:table-row>
          <table:table-cell table:style-name="Table1.A2" office:value-type="string">
            <text:p text:style-name="P2">D</text:p>
          </table:table-cell>
          <table:table-cell table:style-name="Table1.B5" office:value-type="string">
            <text:p text:style-name="P6">124</text:p>
          </table:table-cell>
          <table:table-cell table:style-name="Table1.C5" office:value-type="string">
            <text:p text:style-name="P6">20</text:p>
          </table:table-cell>
          <table:table-cell table:style-name="Table1.D5" office:value-type="string">
            <text:p text:style-name="P5">0.034</text:p>
          </table:table-cell>
        </table:table-row>
      </table:table>
      <text:p text:style-name="P21"><text:span text:style-name="T4">A*</text:span><text:span text:style-name="T3"> Search</text:span></text:p>
      <table:table table:name="Table2" table:style-name="Table2">
        <table:table-column table:style-name="Table2.A"/>
        <table:table-column table:style-name="Table2.B"/>
        <table:table-column table:style-name="Table2.A"/>
        <table:table-column table:style-name="Table2.B"/>
        <table:table-row>
          <table:table-cell table:style-name="Table2.A1" office:value-type="string">
            <text:p text:style-name="P1">Tabuleiros \ Parâmetros</text:p>
          </table:table-cell>
          <table:table-cell table:style-name="Table2.A1" office:value-type="string">
            <text:p text:style-name="P2">Nós gerados</text:p>
          </table:table-cell>
          <table:table-cell table:style-name="Table2.A1" office:value-type="string">
            <text:p text:style-name="P2">Nós expandidos</text:p>
          </table:table-cell>
          <table:table-cell table:style-name="Table2.D1" office:value-type="string">
            <text:p text:style-name="P3">Tempo de execução <text:span text:style-name="T18">(s)</text:span></text:p>
          </table:table-cell>
        </table:table-row>
        <table:table-row>
          <table:table-cell table:style-name="Table2.A2" office:value-type="string">
            <text:p text:style-name="P2">A</text:p>
          </table:table-cell>
          <table:table-cell table:style-name="Table2.B2" office:value-type="string">
            <text:p text:style-name="P7">24</text:p>
          </table:table-cell>
          <table:table-cell table:style-name="Table2.C4" office:value-type="string">
            <text:p text:style-name="P7">12</text:p>
          </table:table-cell>
          <table:table-cell table:style-name="Table2.D2" office:value-type="string">
            <text:p text:style-name="P5">0.009</text:p>
          </table:table-cell>
        </table:table-row>
        <table:table-row>
          <table:table-cell table:style-name="Table2.A2" office:value-type="string">
            <text:p text:style-name="P2">B</text:p>
          </table:table-cell>
          <table:table-cell table:style-name="Table2.B3" office:value-type="string">
            <text:p text:style-name="P7">1323</text:p>
          </table:table-cell>
          <table:table-cell table:style-name="Table2.C4" office:value-type="string">
            <text:p text:style-name="P7">1043</text:p>
          </table:table-cell>
          <table:table-cell table:style-name="Table2.D3" office:value-type="string">
            <text:p text:style-name="P5">0.560</text:p>
          </table:table-cell>
        </table:table-row>
        <table:table-row>
          <table:table-cell table:style-name="Table2.A2" office:value-type="string">
            <text:p text:style-name="P2">C</text:p>
          </table:table-cell>
          <table:table-cell table:style-name="Table2.B4" office:value-type="string">
            <text:p text:style-name="P7">6658</text:p>
          </table:table-cell>
          <table:table-cell table:style-name="Table2.C4" office:value-type="string">
            <text:p text:style-name="P7">6553</text:p>
          </table:table-cell>
          <table:table-cell table:style-name="Table2.D4" office:value-type="string">
            <text:p text:style-name="P5">2.082</text:p>
          </table:table-cell>
        </table:table-row>
        <table:table-row>
          <table:table-cell table:style-name="Table2.A2" office:value-type="string">
            <text:p text:style-name="P2">D</text:p>
          </table:table-cell>
          <table:table-cell table:style-name="Table2.B5" office:value-type="string">
            <text:p text:style-name="P7">138</text:p>
          </table:table-cell>
          <table:table-cell table:style-name="Table2.C5" office:value-type="string">
            <text:p text:style-name="P7">24</text:p>
          </table:table-cell>
          <table:table-cell table:style-name="Table2.D5" office:value-type="string">
            <text:p text:style-name="P5">0.041</text:p>
          </table:table-cell>
        </table:table-row>
      </table:table>
      <text:p text:style-name="P22"><text:span text:style-name="T2"/></text:p>
      <text:p text:style-name="P12"><text:soft-page-break/></text:p>
      <text:p text:style-name="P12">Análise <text:span text:style-name="T22">Crítica</text:span></text:p>
      <text:p text:style-name="P12"/>
      <text:list xml:id="list3306492909" text:style-name="L2">
        <text:list-header>
          <text:p text:style-name="P16"><text:span text:style-name="T1"/></text:p>
        </text:list-header>
      </text:list>
      <text:p text:style-name="P17"><text:s text:c="10"/><text:span text:style-name="T5"><text:s text:c="2"/></text:span><text:span text:style-name="T6">A</text:span><text:span text:style-name="T8"> heurística </text:span><text:span text:style-name="T9">do programa</text:span><text:span text:style-name="T8"> </text:span><text:span text:style-name="T9">desenvolvido </text:span><text:span text:style-name="T8">favorec</text:span><text:span text:style-name="T7">e</text:span><text:span text:style-name="T8"> os </text:span><text:span text:style-name="T10">estados</text:span><text:span text:style-name="T8"> com menor</text:span></text:p>
      <text:p text:style-name="P17"><text:span text:style-name="T8">número de </text:span><text:span text:style-name="T10">peças</text:span><text:span text:style-name="T8"> </text:span><text:span text:style-name="T7">e </text:span><text:span text:style-name="T8">mai</text:span><text:span text:style-name="T9">or número de</text:span><text:span text:style-name="T8"> movimentos </text:span><text:span text:style-name="T9">permitidos</text:span><text:span text:style-name="T8"> em dir</text:span><text:span text:style-name="T9">eçã</text:span><text:span text:style-name="T8">o ao centro do tabuleiro. </text:span><text:span text:style-name="T9">Sabendo isto, a</text:span><text:span text:style-name="T8">pesar da procura A* ser </text:span><text:span text:style-name="T7">completa (heuristica é admissivel), a procura Greedy tem melhor performance em termos de tempo de execuçã</text:span><text:span text:style-name="T9">o. <text:s/><text:tab/></text:span></text:p>
      <text:p text:style-name="P17"><text:span text:style-name="T9"><text:tab/>A</text:span><text:span text:style-name="T7">pesar de </text:span><text:span text:style-name="T10">a heurística ser partilhada por ambas as procuras</text:span><text:span text:style-name="T7">,</text:span><text:span text:style-name="T9"> </text:span><text:span text:style-name="T11">a Greedy</text:span><text:span text:style-name="T16"> tem uma execução mais simples</text:span><text:span text:style-name="T7">, </text:span><text:span text:style-name="T9">sendo </text:span><text:span text:style-name="T7">ligeiramente mais rápid</text:span><text:span text:style-name="T17">a</text:span><text:span text:style-name="T9"> do</text:span><text:span text:style-name="T7"> que </text:span><text:span text:style-name="T11">n</text:span><text:span text:style-name="T7">a procura A*. </text:span><text:span text:style-name="T9">Esta ligeira diferença na velocidade de execução das duas procuras também se pode dever </text:span><text:span text:style-name="T17">a propriedades inerentes</text:span><text:span text:style-name="T9"> </text:span><text:span text:style-name="T17">à</text:span><text:span text:style-name="T9"> heurística desenvolvida. </text:span></text:p>
      <text:p text:style-name="P19"><text:span text:style-name="T7"><text:s text:c="11"/>Isto deve-se ao facto do problema dado ser um problema de satisfação apenas e não ser requisitado um caminho ótimo, por exemplo, o caminho com menor número de mov</text:span><text:span text:style-name="T11">imentos</text:span><text:span text:style-name="T7">. </text:span><text:span text:style-name="T9">Caso isso fosse verdade, a procura Greedy poderia não encontrar a solução ótima </text:span><text:span text:style-name="T13">pois</text:span><text:span text:style-name="T12"> esta procura não é completa.</text:span></text:p>
      <text:p text:style-name="P19"><text:span text:style-name="T12"><text:tab/></text:span><text:span text:style-name="T14">A procura em Profundidade Primeiro é mais rápida em problemas mais simples, tendo um tempo de execução semelhante às outras duas procuras. No entanto, devido a não ser uma procura informada, </text:span><text:span text:style-name="T15">nos</text:span><text:span text:style-name="T14"> casos em que os problemas </text:span><text:span text:style-name="T15">são mais complexos (como no tabuleiro C), o tempo de execução da procura é muito superior ao das outras duas.</text:span></text:p>
      <text:p text:style-name="P19"><text:span text:style-name="T15"/></text:p>
      <text:p text:style-name="P19"><text:span text:style-name="T15"><text:tab/></text:span><text:span text:style-name="T16">Em termos de nós, c</text:span><text:span text:style-name="T15">onsiderando os problemas mais complexos </text:span><text:span text:style-name="T16">(neste caso tabuleiros B e C), os algoritmos que fazem uma procura informada são preferíveis visto que o número de nós gerados e expandidos é dramaticamente menor nestas procuras.</text:span></text:p>
      <text:p text:style-name="P19"><text:span text:style-name="T16"><text:tab/>Já entre as duas procuras informadas, </text:span><text:span text:style-name="T17">verifica-se que o A* gera e expande menos nós no problema do tabuleiro C, no entanto, gera e expande mais nós no problema B. Assim, teremos de concluir que não há uma procura específica que gere e expanda menos nós, sendo que isto depende da complexidade e natureza do problema em questão <text:s/></text:span></text:p>
      <text:p text:style-name="P19"><text:span text:style-name="T15"><text:tab/></text:span></text:p>
      <text:p text:style-name="P18"><text:span text:style-name="T9"/></text:p>
      <text:p text:style-name="P18"><text:span text:style-name="T9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F" svg:font-family="" style:font-family-generic="roman"/>
    <style:font-face style:name="0" svg:font-family="0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pt" fo:country="P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6T11:10:35.543729334</meta:creation-date>
    <dc:date>2018-10-26T17:03:16.358537629</dc:date>
    <meta:editing-duration>PT43M59S</meta:editing-duration>
    <meta:editing-cycles>10</meta:editing-cycles>
    <meta:generator>LibreOffice/6.0.6.2$Linux_X86_64 LibreOffice_project/00m0$Build-2</meta:generator>
    <meta:document-statistic meta:table-count="3" meta:image-count="0" meta:object-count="0" meta:page-count="2" meta:paragraph-count="78" meta:word-count="403" meta:character-count="2316" meta:non-whitespace-character-count="1958"/>
  </office:meta>
</office:document-meta>
</file>